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200000025865A6DF03.png" manifest:media-type="image/png"/>
  <manifest:file-entry manifest:full-path="Pictures/TablePreview1.svm" manifest:media-type=""/>
  <manifest:file-entry manifest:full-path="Pictures/1000000000000134000000A94DF7B744.png" manifest:media-type="image/png"/>
  <manifest:file-entry manifest:full-path="Pictures/10000000000004760000006085BCB609.png" manifest:media-type="image/png"/>
  <manifest:file-entry manifest:full-path="Pictures/1000000000000262000001CCFAE41573.png" manifest:media-type="image/png"/>
  <manifest:file-entry manifest:full-path="Pictures/100000000000013F00000054A3DD9665.png" manifest:media-type="image/png"/>
  <manifest:file-entry manifest:full-path="Pictures/10000000000000F40000009C2C3E5BA2.png" manifest:media-type="image/png"/>
  <manifest:file-entry manifest:full-path="Pictures/10000000000000F50000003A1AD56D66.png" manifest:media-type="image/png"/>
  <manifest:file-entry manifest:full-path="Pictures/10000000000001660000005319C37108.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標準_5f_1_5f_1_5f_1">
      <style:graphic-properties draw:stroke="none" draw:fill-color="#ffffff" draw:textarea-horizontal-align="justify" draw:textarea-vertical-align="middle" draw:auto-grow-height="false" fo:min-height="0.75cm" fo:min-width="0.5cm"/>
    </style:style>
    <style:style style:name="gr5" style:family="graphic" style:parent-style-name="標準_5f_1_5f_1_5f_1">
      <style:graphic-properties svg:stroke-width="0.071cm" draw:marker-start-width="0.406cm" draw:marker-end-width="0.406cm" draw:fill="none" draw:textarea-horizontal-align="justify" draw:textarea-vertical-align="middle" draw:auto-grow-height="false" fo:min-height="1.486cm" fo:min-width="7.536cm" fo:padding-top="0.16cm" fo:padding-bottom="0.16cm" fo:padding-left="0.285cm" fo:padding-right="0.285cm"/>
    </style:style>
    <style:style style:name="gr6" style:family="graphic" style:parent-style-name="objectwithoutfill">
      <style:graphic-properties draw:marker-end="Arrow" draw:marker-end-width="0.3cm" draw:fill="none" draw:textarea-horizontal-align="center" draw:textarea-vertical-align="middle"/>
    </style:style>
    <style:style style:name="gr7" style:family="graphic" style:parent-style-name="標準_5f_1_5f_1_5f_1">
      <style:graphic-properties draw:stroke="none" svg:stroke-color="#000000" draw:fill="none" draw:fill-color="#ffffff" draw:textarea-horizontal-align="left" draw:auto-grow-height="true" draw:auto-grow-width="true" fo:min-height="1.907cm" fo:min-width="5.082cm"/>
    </style:style>
    <style:style style:name="gr8" style:family="graphic" style:parent-style-name="標準_5f_1_5f_1_5f_1">
      <style:graphic-properties draw:stroke="none" svg:stroke-color="#000000" draw:fill="none" draw:fill-color="#ffffff" draw:textarea-horizontal-align="left" draw:auto-grow-height="true" draw:auto-grow-width="true" fo:min-height="0.713cm" fo:min-width="0.531cm"/>
    </style:style>
    <style:style style:name="gr9" style:family="graphic" style:parent-style-name="標準_5f_1_5f_1_5f_1">
      <style:graphic-properties draw:stroke="none" svg:stroke-color="#000000" draw:fill="solid" draw:fill-color="#ccffcc" draw:textarea-horizontal-align="left" draw:auto-grow-height="true" draw:auto-grow-width="true" fo:min-height="4.657cm" fo:min-width="8cm"/>
    </style:style>
    <style:style style:name="gr10" style:family="graphic" style:parent-style-name="標準_5f_5">
      <style:graphic-properties svg:stroke-width="0.018cm" draw:marker-start-width="0.327cm" draw:marker-end-width="0.327cm" draw:fill-color="#e6e6e6" draw:textarea-horizontal-align="justify" draw:textarea-vertical-align="middle" draw:auto-grow-height="false" fo:min-height="2.274cm" fo:min-width="3.387cm" fo:padding-top="0.134cm" fo:padding-bottom="0.134cm" fo:padding-left="0.259cm" fo:padding-right="0.259cm"/>
    </style:style>
    <style:style style:name="gr11" style:family="graphic" style:parent-style-name="objectwithoutfill">
      <style:graphic-properties svg:stroke-width="0.018cm" draw:marker-start-width="0.327cm" draw:marker-end="Arrow" draw:marker-end-width="0.327cm" draw:fill="none" draw:textarea-horizontal-align="center" draw:textarea-vertical-align="middle" fo:padding-top="0.134cm" fo:padding-bottom="0.134cm" fo:padding-left="0.259cm" fo:padding-right="0.259cm"/>
    </style:style>
    <style:style style:name="gr12" style:family="graphic" style:parent-style-name="標準_5f_5">
      <style:graphic-properties draw:stroke="none" svg:stroke-color="#000000" draw:fill="none" draw:fill-color="#ffffff" draw:textarea-horizontal-align="left" draw:auto-grow-height="true" draw:auto-grow-width="true" fo:min-height="0.954cm" fo:min-width="2.542cm"/>
    </style:style>
    <style:style style:name="gr13" style:family="graphic" style:parent-style-name="標準_5f_5">
      <style:graphic-properties svg:stroke-width="0.018cm" draw:marker-start-width="0.327cm" draw:marker-end-width="0.327cm" draw:fill="none" draw:textarea-horizontal-align="justify" draw:textarea-vertical-align="middle" draw:auto-grow-height="false" fo:min-height="1.958cm" fo:min-width="3.681cm" fo:padding-top="0.134cm" fo:padding-bottom="0.134cm" fo:padding-left="0.259cm" fo:padding-right="0.259cm"/>
    </style:style>
    <style:style style:name="gr14" style:family="graphic" style:parent-style-name="objectwithoutfill">
      <style:graphic-properties svg:stroke-width="0.08cm" draw:marker-start-width="0.43cm" draw:marker-end="Symmetric_20_Arrow" draw:marker-end-width="0.43cm" draw:fill="none" draw:textarea-horizontal-align="center" draw:textarea-vertical-align="middle" fo:padding-top="0.165cm" fo:padding-bottom="0.165cm" fo:padding-left="0.29cm" fo:padding-right="0.29cm"/>
    </style:style>
    <style:style style:name="gr15" style:family="graphic" style:parent-style-name="標準_5f_5">
      <style:graphic-properties draw:stroke="none" svg:stroke-color="#000000" draw:fill="none" draw:fill-color="#ffffff" draw:textarea-horizontal-align="left" draw:auto-grow-height="true" draw:auto-grow-width="true" fo:min-height="0.954cm" fo:min-width="1.272cm"/>
    </style:style>
    <style:style style:name="gr16" style:family="graphic" style:parent-style-name="標準_5f_5">
      <style:graphic-properties svg:stroke-width="0.018cm" draw:marker-start-width="0.327cm" draw:marker-end-width="0.327cm" draw:fill="none" draw:textarea-horizontal-align="justify" draw:textarea-vertical-align="middle" draw:auto-grow-height="false" fo:min-height="9.533cm" fo:min-width="1.164cm" fo:padding-top="0.134cm" fo:padding-bottom="0.134cm" fo:padding-left="0.259cm" fo:padding-right="0.259cm"/>
    </style:style>
    <style:style style:name="gr17" style:family="graphic" style:parent-style-name="標準_5f_5">
      <style:graphic-properties draw:stroke="none" svg:stroke-color="#000000" draw:fill="none" draw:fill-color="#ffffff" draw:textarea-horizontal-align="right" draw:textarea-vertical-align="top" draw:auto-grow-height="false" draw:auto-grow-width="true" fo:min-height="4.184cm" fo:min-width="0.979cm"/>
      <style:paragraph-properties style:writing-mode="tb-rl"/>
    </style:style>
    <style:style style:name="gr18" style:family="graphic" style:parent-style-name="標準_5f_5">
      <style:graphic-properties draw:stroke="dash" draw:stroke-dash="Fine_20_Dashed" svg:stroke-width="0.05cm" draw:marker-start-width="0.38cm" draw:marker-end-width="0.38cm" draw:fill="none" draw:textarea-horizontal-align="justify" draw:textarea-vertical-align="middle" draw:auto-grow-height="false" fo:min-height="12.511cm" fo:min-width="15.201cm" fo:padding-top="0.15cm" fo:padding-bottom="0.15cm" fo:padding-left="0.275cm" fo:padding-right="0.275cm"/>
    </style:style>
    <style:style style:name="gr19" style:family="graphic" style:parent-style-name="標準_5f_5">
      <style:graphic-properties svg:stroke-width="0.018cm" draw:marker-start-width="0.327cm" draw:marker-end-width="0.327cm" draw:fill-color="#e6e6e6" draw:textarea-horizontal-align="justify" draw:textarea-vertical-align="middle" draw:auto-grow-height="false" fo:min-height="0.908cm" fo:min-width="2.253cm" fo:padding-top="0.134cm" fo:padding-bottom="0.134cm" fo:padding-left="0.259cm" fo:padding-right="0.259cm"/>
    </style:style>
    <style:style style:name="gr20" style:family="graphic" style:parent-style-name="標準_5f_5">
      <style:graphic-properties draw:stroke="none" svg:stroke-color="#000000" draw:fill="none" draw:fill-color="#ffffff" draw:textarea-horizontal-align="left" draw:auto-grow-height="true" draw:auto-grow-width="true" fo:min-height="0.954cm" fo:min-width="3.457cm"/>
    </style:style>
    <style:style style:name="gr21" style:family="graphic" style:parent-style-name="objectwithoutfill">
      <style:graphic-properties svg:stroke-width="0.08cm" draw:marker-start-width="0.43cm" draw:marker-end-width="0.43cm" draw:fill="none" draw:textarea-horizontal-align="center" draw:textarea-vertical-align="middle" fo:padding-top="0.165cm" fo:padding-bottom="0.165cm" fo:padding-left="0.29cm" fo:padding-right="0.29cm"/>
    </style:style>
    <style:style style:name="gr22" style:family="graphic" style:parent-style-name="標準_5f_5">
      <style:graphic-properties draw:stroke="none" svg:stroke-color="#000000" draw:fill="none" draw:fill-color="#ffffff" draw:textarea-horizontal-align="left" draw:auto-grow-height="true" draw:auto-grow-width="true" fo:min-height="1.201cm" fo:min-width="0.425cm"/>
    </style:style>
    <style:style style:name="gr23" style:family="graphic" style:parent-style-name="標準_5f_5">
      <style:graphic-properties draw:stroke="none" svg:stroke-color="#000000" draw:fill="none" draw:fill-color="#ffffff" draw:textarea-horizontal-align="left" draw:auto-grow-height="true" draw:auto-grow-width="true" fo:min-height="0.954cm" fo:min-width="12.928cm"/>
    </style:style>
    <style:style style:name="gr24" style:family="graphic" style:parent-style-name="標準_5f_5">
      <style:graphic-properties draw:fill-color="#ffcccc" draw:textarea-horizontal-align="justify" draw:textarea-vertical-align="middle" draw:auto-grow-height="false" fo:min-height="1.602cm" fo:min-width="3.668cm" fo:wrap-option="no-wrap"/>
    </style:style>
    <style:style style:name="gr25" style:family="graphic" style:parent-style-name="標準_5f_5">
      <style:graphic-properties draw:stroke="none" svg:stroke-color="#000000" draw:fill="none" draw:fill-color="#ffffff" draw:textarea-horizontal-align="left" draw:auto-grow-height="true" draw:auto-grow-width="true" fo:min-height="0.954cm" fo:min-width="10.797cm"/>
    </style:style>
    <style:style style:name="gr26" style:family="graphic" style:parent-style-name="標準_5f_5">
      <style:graphic-properties svg:stroke-width="0.018cm" draw:marker-start-width="0.327cm" draw:marker-end-width="0.327cm" draw:fill="none" draw:textarea-horizontal-align="justify" draw:textarea-vertical-align="middle" draw:auto-grow-height="false" fo:min-height="1.076cm" fo:min-width="1.708cm" fo:padding-top="0.134cm" fo:padding-bottom="0.134cm" fo:padding-left="0.259cm" fo:padding-right="0.259cm"/>
    </style:style>
    <style:style style:name="gr27" style:family="graphic" style:parent-style-name="標準_5f_5">
      <style:graphic-properties draw:stroke="none" svg:stroke-color="#000000" draw:fill="none" draw:fill-color="#ffffff" draw:textarea-horizontal-align="left" draw:auto-grow-height="true" draw:auto-grow-width="true" fo:min-height="2.86cm" fo:min-width="5.048cm"/>
    </style:style>
    <style:style style:name="gr28" style:family="graphic" style:parent-style-name="標準_5f_5">
      <style:graphic-properties draw:fill="none" draw:textarea-horizontal-align="justify" draw:textarea-vertical-align="middle" draw:auto-grow-height="false" fo:min-height="1.094cm" fo:min-width="1.726cm"/>
    </style:style>
    <style:style style:name="gr29" style:family="graphic" style:parent-style-name="標準_5f_5">
      <style:graphic-properties draw:stroke="none" svg:stroke-color="#000000" draw:fill="none" draw:fill-color="#ffffff" draw:textarea-horizontal-align="left" draw:auto-grow-height="true" draw:auto-grow-width="true" fo:min-height="2.86cm" fo:min-width="4.849cm"/>
    </style:style>
    <style:style style:name="gr30" style:family="graphic" style:parent-style-name="標準_5f_5">
      <style:graphic-properties draw:stroke="none" svg:stroke-color="#000000" draw:fill="none" draw:fill-color="#ffffff" draw:textarea-horizontal-align="left" draw:auto-grow-height="true" draw:auto-grow-width="true" fo:min-height="2.86cm" fo:min-width="5.074cm"/>
    </style:style>
    <style:style style:name="gr31" style:family="graphic" style:parent-style-name="標準_5f_5">
      <style:graphic-properties draw:stroke="none" svg:stroke-color="#000000" draw:fill="none" draw:fill-color="#ffffff" draw:textarea-horizontal-align="left" draw:auto-grow-height="true" draw:auto-grow-width="true" fo:min-height="0.954cm" fo:min-width="7.762cm"/>
    </style:style>
    <style:style style:name="gr32" style:family="graphic" style:parent-style-name="標準_5f_5">
      <style:graphic-properties draw:textarea-horizontal-align="justify" draw:textarea-vertical-align="middle" draw:auto-grow-height="false" fo:min-height="0.024cm" fo:min-width="0.603cm"/>
    </style:style>
    <style:style style:name="gr33" style:family="graphic" style:parent-style-name="標準_5f_5">
      <style:graphic-properties draw:stroke="none" svg:stroke-color="#000000" draw:fill="none" draw:fill-color="#ffffff" draw:textarea-horizontal-align="left" draw:auto-grow-height="true" draw:auto-grow-width="true" fo:min-height="0.797cm" fo:min-width="3.706cm"/>
    </style:style>
    <style:style style:name="gr34" style:family="graphic" style:parent-style-name="標準_5f_5">
      <style:graphic-properties draw:stroke="none" svg:stroke-color="#000000" draw:fill="none" draw:fill-color="#ffffff" draw:textarea-horizontal-align="left" draw:auto-grow-height="true" draw:auto-grow-width="false" fo:min-height="0.713cm" fo:min-width="0cm"/>
    </style:style>
    <style:style style:name="gr35" style:family="graphic" style:parent-style-name="objectwithoutfill">
      <style:graphic-properties svg:stroke-width="0.159cm" svg:stroke-color="#ff3333" draw:marker-start-width="0.538cm" draw:marker-end="Arrow" draw:marker-end-width="0.538cm" draw:fill="none" draw:textarea-horizontal-align="center" draw:textarea-vertical-align="middle" fo:padding-top="0.204cm" fo:padding-bottom="0.204cm" fo:padding-left="0.329cm" fo:padding-right="0.329cm"/>
    </style:style>
    <style:style style:name="gr36" style:family="graphic" style:parent-style-name="standard">
      <style:graphic-properties draw:stroke="none" svg:stroke-color="#000000" draw:fill="none" draw:fill-color="#ffffff" draw:textarea-horizontal-align="left" draw:auto-grow-height="true" draw:auto-grow-width="true" fo:min-height="1.907cm" fo:min-width="5.082cm"/>
    </style:style>
    <style:style style:name="gr37" style:family="graphic" style:parent-style-name="standard">
      <style:graphic-properties svg:stroke-width="0.018cm" draw:marker-start-width="0.327cm" draw:marker-end-width="0.327cm" draw:fill="none" draw:textarea-horizontal-align="justify" draw:textarea-vertical-align="middle" draw:auto-grow-height="false" fo:min-height="0.594cm" fo:min-width="0.344cm" fo:padding-top="0.134cm" fo:padding-bottom="0.134cm" fo:padding-left="0.259cm" fo:padding-right="0.259cm"/>
    </style:style>
    <style:style style:name="gr38" style:family="graphic" style:parent-style-name="standard">
      <style:graphic-properties draw:fill="none" draw:textarea-vertical-align="middle" draw:auto-grow-height="false" fo:min-height="9.743cm" fo:min-width="0cm"/>
    </style:style>
    <style:style style:name="gr39" style:family="graphic" style:parent-style-name="standard">
      <style:graphic-properties svg:stroke-width="0.018cm" draw:marker-start-width="0.327cm" draw:marker-end-width="0.327cm" draw:fill="none" draw:textarea-horizontal-align="justify" draw:textarea-vertical-align="middle" draw:auto-grow-height="false" fo:min-height="1.958cm" fo:min-width="2.817cm" fo:padding-top="0.134cm" fo:padding-bottom="0.134cm" fo:padding-left="0.259cm" fo:padding-right="0.259cm"/>
    </style:style>
    <style:style style:name="gr40" style:family="graphic" style:parent-style-name="standard">
      <style:graphic-properties draw:fill-color="#cccccc" draw:textarea-horizontal-align="justify" draw:textarea-vertical-align="middle" draw:auto-grow-height="false" fo:min-height="0.402cm" fo:min-width="0.125cm"/>
    </style:style>
    <style:style style:name="gr41" style:family="graphic" style:parent-style-name="standard">
      <style:graphic-properties draw:stroke="none" svg:stroke-color="#000000" draw:fill="none" draw:fill-color="#ffffff" draw:textarea-horizontal-align="right" draw:textarea-vertical-align="top" draw:auto-grow-height="true" draw:auto-grow-width="true" fo:min-height="1.056cm" fo:min-width="1.466cm"/>
      <style:paragraph-properties style:writing-mode="tb-rl"/>
    </style:style>
    <style:style style:name="gr42" style:family="graphic" style:parent-style-name="standard">
      <style:graphic-properties svg:stroke-width="0.018cm" draw:marker-start-width="0.327cm" draw:marker-end-width="0.327cm" draw:fill="none" draw:textarea-horizontal-align="justify" draw:textarea-vertical-align="middle" draw:auto-grow-height="false" fo:min-height="0.92cm" fo:min-width="0.786cm" fo:padding-top="0.134cm" fo:padding-bottom="0.134cm" fo:padding-left="0.259cm" fo:padding-right="0.259cm"/>
    </style:style>
    <style:style style:name="gr43" style:family="graphic" style:parent-style-name="standard">
      <style:graphic-properties svg:stroke-width="0.018cm" draw:marker-start-width="0.327cm" draw:marker-end-width="0.327cm" draw:fill="none" draw:textarea-horizontal-align="justify" draw:textarea-vertical-align="middle" draw:auto-grow-height="false" fo:min-height="0.969cm" fo:min-width="0.816cm" fo:padding-top="0.134cm" fo:padding-bottom="0.134cm" fo:padding-left="0.259cm" fo:padding-right="0.259cm"/>
    </style:style>
    <style:style style:name="gr44" style:family="graphic" style:parent-style-name="standard">
      <style:graphic-properties svg:stroke-width="0.018cm" draw:marker-start-width="0.327cm" draw:marker-end-width="0.327cm" draw:fill="none" draw:textarea-horizontal-align="justify" draw:textarea-vertical-align="middle" draw:auto-grow-height="false" fo:min-height="1.3cm" fo:min-width="1.269cm" fo:padding-top="0.134cm" fo:padding-bottom="0.134cm" fo:padding-left="0.259cm" fo:padding-right="0.259cm"/>
    </style:style>
    <style:style style:name="gr45" style:family="graphic" style:parent-style-name="standard">
      <style:graphic-properties svg:stroke-width="0.018cm" draw:marker-start-width="0.327cm" draw:marker-end-width="0.327cm" draw:fill="none" draw:textarea-horizontal-align="justify" draw:textarea-vertical-align="middle" draw:auto-grow-height="false" fo:min-height="0.671cm" fo:min-width="0.427cm" fo:padding-top="0.134cm" fo:padding-bottom="0.134cm" fo:padding-left="0.259cm" fo:padding-right="0.259cm"/>
    </style:style>
    <style:style style:name="gr46" style:family="graphic" style:parent-style-name="standard">
      <style:graphic-properties draw:stroke="dash" draw:stroke-dash="Fine_20_Dashed" svg:stroke-width="0.05cm" draw:marker-start-width="0.38cm" draw:marker-end-width="0.38cm" draw:fill="none" draw:textarea-horizontal-align="justify" draw:textarea-vertical-align="middle" draw:auto-grow-height="false" fo:min-height="10.349cm" fo:min-width="21.857cm" fo:padding-top="0.15cm" fo:padding-bottom="0.15cm" fo:padding-left="0.275cm" fo:padding-right="0.275cm"/>
    </style:style>
    <style:style style:name="gr47" style:family="graphic" style:parent-style-name="standard">
      <style:graphic-properties draw:fill-color="#e6e6e6" draw:textarea-horizontal-align="justify" draw:textarea-vertical-align="middle" draw:auto-grow-height="false" fo:min-height="0.926cm" fo:min-width="2.271cm"/>
    </style:style>
    <style:style style:name="gr48" style:family="graphic" style:parent-style-name="standard">
      <style:graphic-properties draw:stroke="none" svg:stroke-color="#000000" draw:fill="none" draw:fill-color="#ffffff" draw:textarea-horizontal-align="left" draw:auto-grow-height="true" draw:auto-grow-width="true" fo:min-height="1.118cm" fo:min-width="0.811cm"/>
    </style:style>
    <style:style style:name="gr49" style:family="graphic" style:parent-style-name="standard">
      <style:graphic-properties draw:stroke="none" svg:stroke-color="#000000" draw:fill="none" draw:fill-color="#ffffff" draw:textarea-horizontal-align="left" draw:auto-grow-height="true" draw:auto-grow-width="true" fo:min-height="0.954cm" fo:min-width="3.677cm"/>
    </style:style>
    <style:style style:name="gr50" style:family="graphic" style:parent-style-name="standard">
      <style:graphic-properties draw:stroke="none" svg:stroke-color="#000000" draw:fill="none" draw:fill-color="#ffffff" draw:textarea-horizontal-align="left" draw:auto-grow-height="true" draw:auto-grow-width="true" fo:min-height="0.954cm" fo:min-width="2.542cm"/>
    </style:style>
    <style:style style:name="gr51" style:family="graphic" style:parent-style-name="standard">
      <style:graphic-properties svg:stroke-width="0.018cm" draw:marker-start-width="0.327cm" draw:marker-end-width="0.327cm" draw:fill="none" draw:textarea-horizontal-align="justify" draw:textarea-vertical-align="middle" draw:auto-grow-height="false" fo:min-height="0.984cm" fo:min-width="17.91cm" fo:padding-top="0.134cm" fo:padding-bottom="0.134cm" fo:padding-left="0.259cm" fo:padding-right="0.259cm"/>
    </style:style>
    <style:style style:name="pr1" style:family="presentation" style:parent-style-name="Default-title">
      <style:graphic-properties fo:min-height="3.506cm"/>
    </style:style>
    <style:style style:name="pr2" style:family="presentation" style:parent-style-name="Default-outline1">
      <style:graphic-properties fo:min-height="15.161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2.843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2.663cm"/>
    </style:style>
    <style:style style:name="pr7" style:family="presentation" style:parent-style-name="Default-outline1">
      <style:graphic-properties fo:min-height="15.414cm"/>
    </style:style>
    <style:style style:name="pr8" style:family="presentation" style:parent-style-name="Default-title">
      <style:graphic-properties fo:min-height="2.506cm"/>
    </style:style>
    <style:style style:name="pr9" style:family="presentation" style:parent-style-name="Default-outline1">
      <style:graphic-properties fo:min-height="13.914cm"/>
    </style:style>
    <style:style style:name="pr10" style:family="presentation" style:parent-style-name="Default-title">
      <style:graphic-properties fo:min-height="2.33cm"/>
    </style:style>
    <style:style style:name="pr11" style:family="presentation" style:parent-style-name="Default-title">
      <style:graphic-properties fo:min-height="2.563cm"/>
    </style:style>
    <style:style style:name="pr12" style:family="presentation" style:parent-style-name="Default-outline1">
      <style:graphic-properties fo:min-height="12.18cm"/>
    </style:style>
    <style:style style:name="co1" style:family="table-column">
      <style:table-column-properties style:column-width="0.6cm" style:use-optimal-column-width="false"/>
    </style:style>
    <style:style style:name="co2" style:family="table-column">
      <style:table-column-properties style:column-width="1.248cm" style:use-optimal-column-width="false"/>
    </style:style>
    <style:style style:name="co3" style:family="table-column">
      <style:table-column-properties style:column-width="1.428cm" style:use-optimal-column-width="false"/>
    </style:style>
    <style:style style:name="co4" style:family="table-column">
      <style:table-column-properties style:column-width="1.26cm" style:use-optimal-column-width="false"/>
    </style:style>
    <style:style style:name="co5" style:family="table-column">
      <style:table-column-properties style:column-width="1.344cm" style:use-optimal-column-width="false"/>
    </style:style>
    <style:style style:name="co6" style:family="table-column">
      <style:table-column-properties style:column-width="2.142cm" style:use-optimal-column-width="false"/>
    </style:style>
    <style:style style:name="ro1" style:family="table-row">
      <style:table-row-properties style:row-height="1.066cm"/>
    </style:style>
    <style:style style:name="ro2" style:family="table-row">
      <style:table-row-properties style:row-height="0.848cm"/>
    </style:style>
    <style:style style:name="ce1" style:family="table-cell">
      <loext:graphic-properties style:repeat="repeat"/>
      <style:paragraph-properties fo:text-align="center"/>
    </style:style>
    <style:style style:name="ce2" style:family="table-cell">
      <loext:graphic-properties style:repeat="repeat"/>
    </style:style>
    <style:style style:name="P1" style:family="paragraph">
      <style:text-properties fo:color="#0000ff"/>
    </style:style>
    <style:style style:name="P2" style:family="paragraph">
      <style:paragraph-properties fo:margin-top="0cm" fo:margin-bottom="0.1cm"/>
    </style:style>
    <style:style style:name="P3" style:family="paragraph">
      <style:paragraph-properties fo:margin-top="0cm" fo:margin-bottom="0.4cm"/>
    </style:style>
    <style:style style:name="P4" style:family="paragraph">
      <loext:graphic-properties draw:fill="none"/>
      <style:paragraph-properties fo:text-align="center"/>
    </style:style>
    <style:style style:name="P5" style:family="paragraph">
      <loext:graphic-properties draw:fill-color="#ffffff"/>
      <style:text-properties style:font-size-asian="20pt"/>
    </style:style>
    <style:style style:name="P6" style:family="paragraph">
      <loext:graphic-properties draw:fill-color="#ffffff"/>
      <style:paragraph-properties fo:text-align="center"/>
    </style:style>
    <style:style style:name="P7" style:family="paragraph">
      <style:text-properties style:font-size-asian="18pt"/>
    </style:style>
    <style:style style:name="P8" style:family="paragraph">
      <loext:graphic-properties draw:fill="none" draw:fill-color="#ffffff"/>
      <style:text-properties style:font-size-asian="18pt"/>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style:text-properties fo:font-size="22pt"/>
    </style:style>
    <style:style style:name="P12" style:family="paragraph">
      <loext:graphic-properties draw:fill="solid" draw:fill-color="#ccffcc"/>
      <style:text-properties fo:font-size="22pt" style:font-size-asian="22pt" style:font-size-complex="22pt"/>
    </style:style>
    <style:style style:name="P13" style:family="paragraph">
      <style:paragraph-properties fo:text-align="center"/>
      <style:text-properties style:font-size-asian="18pt"/>
    </style:style>
    <style:style style:name="P14" style:family="paragraph">
      <loext:graphic-properties draw:fill-color="#e6e6e6"/>
      <style:paragraph-properties fo:text-align="center"/>
      <style:text-properties style:font-size-asian="18pt"/>
    </style:style>
    <style:style style:name="P15" style:family="paragraph">
      <style:paragraph-properties fo:text-align="center"/>
      <style:text-properties fo:font-size="18pt"/>
    </style:style>
    <style:style style:name="P16" style:family="paragraph">
      <loext:graphic-properties draw:fill-color="#e6e6e6"/>
      <style:paragraph-properties fo:text-align="center"/>
      <style:text-properties fo:font-size="18pt"/>
    </style:style>
    <style:style style:name="P17" style:family="paragraph">
      <loext:graphic-properties draw:fill="none"/>
      <style:paragraph-properties fo:text-align="center"/>
      <style:text-properties fo:font-size="18pt" style:font-size-asian="18pt"/>
    </style:style>
    <style:style style:name="P18" style:family="paragraph">
      <loext:graphic-properties draw:fill="none"/>
      <style:paragraph-properties fo:text-align="center"/>
      <style:text-properties style:font-size-asian="18pt"/>
    </style:style>
    <style:style style:name="P19" style:family="paragraph">
      <style:paragraph-properties style:writing-mode="tb-rl"/>
      <style:text-properties style:font-size-asian="18pt"/>
    </style:style>
    <style:style style:name="P20" style:family="paragraph">
      <loext:graphic-properties draw:fill="none" draw:fill-color="#ffffff"/>
      <style:paragraph-properties style:writing-mode="tb-rl"/>
      <style:text-properties style:font-size-asian="18pt"/>
    </style:style>
    <style:style style:name="P21" style:family="paragraph">
      <loext:graphic-properties draw:fill-color="#e6e6e6"/>
      <style:paragraph-properties fo:text-align="center"/>
      <style:text-properties fo:font-weight="bold" style:font-size-asian="18pt" style:font-weight-asian="bold" style:font-weight-complex="bold"/>
    </style:style>
    <style:style style:name="P22" style:family="paragraph">
      <style:paragraph-properties fo:line-height="0.4cm"/>
      <style:text-properties style:font-size-asian="12pt"/>
    </style:style>
    <style:style style:name="P23" style:family="paragraph">
      <loext:graphic-properties draw:fill="none" draw:fill-color="#ffffff"/>
      <style:paragraph-properties fo:line-height="0.4cm"/>
      <style:text-properties fo:font-size="12pt" style:font-size-asian="12pt" style:font-size-complex="12pt"/>
    </style:style>
    <style:style style:name="P24" style:family="paragraph">
      <style:paragraph-properties fo:margin-top="0cm" fo:margin-bottom="0cm"/>
    </style:style>
    <style:style style:name="P25" style:family="paragraph">
      <style:paragraph-properties fo:margin-top="0cm" fo:margin-bottom="2.5cm"/>
    </style:style>
    <style:style style:name="P26" style:family="paragraph">
      <loext:graphic-properties draw:fill-color="#ffcccc"/>
      <style:paragraph-properties fo:text-align="center"/>
      <style:text-properties fo:font-size="18pt"/>
    </style:style>
    <style:style style:name="P27" style:family="paragraph">
      <loext:graphic-properties draw:fill="none"/>
      <style:paragraph-properties fo:text-align="center"/>
      <style:text-properties fo:font-size="18pt"/>
    </style:style>
    <style:style style:name="P28" style:family="paragraph">
      <loext:graphic-properties draw:fill="none" draw:fill-color="#ffffff"/>
      <style:text-properties fo:font-size="18pt" style:font-size-asian="18pt"/>
    </style:style>
    <style:style style:name="P29" style:family="paragraph">
      <style:paragraph-properties fo:text-align="center"/>
    </style:style>
    <style:style style:name="P30" style:family="paragraph">
      <style:text-properties style:font-size-asian="15pt"/>
    </style:style>
    <style:style style:name="P31" style:family="paragraph">
      <loext:graphic-properties draw:fill="none" draw:fill-color="#ffffff"/>
      <style:text-properties fo:font-size="15pt" style:font-size-asian="15pt" style:font-size-complex="15pt"/>
    </style:style>
    <style:style style:name="P32" style:family="paragraph">
      <style:text-properties fo:color="#6666ff"/>
    </style:style>
    <style:style style:name="P33" style:family="paragraph">
      <loext:graphic-properties draw:fill="none" draw:fill-color="#ffffff"/>
      <style:text-properties fo:color="#ff3333" style:font-size-asian="18pt"/>
    </style:style>
    <style:style style:name="P34" style:family="paragraph">
      <style:text-properties fo:color="#0000ff" fo:font-size="32pt" style:font-size-asian="32pt" style:font-size-complex="32pt"/>
    </style:style>
    <style:style style:name="P35" style:family="paragraph">
      <loext:graphic-properties draw:fill="none"/>
      <style:paragraph-properties fo:text-align="center"/>
      <style:text-properties style:font-name="Courier New" fo:font-size="18pt"/>
    </style:style>
    <style:style style:name="P36" style:family="paragraph">
      <loext:graphic-properties draw:fill-color="#cccccc"/>
      <style:paragraph-properties fo:text-align="center"/>
    </style:style>
    <style:style style:name="P37" style:family="paragraph">
      <style:paragraph-properties style:writing-mode="tb-rl"/>
      <style:text-properties fo:font-size="18pt"/>
    </style:style>
    <style:style style:name="P38" style:family="paragraph">
      <loext:graphic-properties draw:fill="none" draw:fill-color="#ffffff"/>
      <style:paragraph-properties style:writing-mode="tb-rl"/>
      <style:text-properties fo:font-size="18pt"/>
    </style:style>
    <style:style style:name="P39" style:family="paragraph">
      <style:paragraph-properties fo:margin-top="0cm" fo:margin-bottom="0.2cm"/>
    </style:style>
    <style:style style:name="T1" style:family="text">
      <style:text-properties fo:color="#0000ff"/>
    </style:style>
    <style:style style:name="T2" style:family="text">
      <style:text-properties fo:font-style="italic" style:font-style-asian="italic" style:font-style-complex="italic"/>
    </style:style>
    <style:style style:name="T3" style:family="text">
      <style:text-properties style:font-size-asian="18pt"/>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fo:color="#ff0000" fo:font-size="22pt" style:font-size-asian="22pt" style:font-size-complex="22pt"/>
    </style:style>
    <style:style style:name="T7" style:family="text">
      <style:text-properties fo:font-size="18pt" style:font-size-asian="18pt"/>
    </style:style>
    <style:style style:name="T8" style:family="text">
      <style:text-properties fo:font-weight="bold" style:font-size-asian="18pt" style:font-weight-asian="bold" style:font-weight-complex="bold"/>
    </style:style>
    <style:style style:name="T9" style:family="text">
      <style:text-properties fo:font-size="12pt" style:font-size-asian="12pt" style:font-size-complex="12pt"/>
    </style:style>
    <style:style style:name="T10" style:family="text">
      <style:text-properties fo:font-size="18pt" style:text-underline-style="solid" style:text-underline-width="auto" style:text-underline-color="font-color" style:font-size-asian="18pt"/>
    </style:style>
    <style:style style:name="T11" style:family="text">
      <style:text-properties fo:font-size="15pt" style:font-size-asian="15pt" style:font-size-complex="15pt"/>
    </style:style>
    <style:style style:name="T12" style:family="text">
      <style:text-properties fo:color="#6666ff"/>
    </style:style>
    <style:style style:name="T13" style:family="text">
      <style:text-properties fo:color="#ff3333" style:font-size-asian="18pt"/>
    </style:style>
    <style:style style:name="T14" style:family="text">
      <style:text-properties fo:color="#0000ff" fo:font-size="32pt" style:font-size-asian="32pt" style:font-size-complex="32pt"/>
    </style:style>
    <style:style style:name="T15" style:family="text">
      <style:text-properties style:font-name="Courier New" fo:font-size="20pt" style:font-size-asian="20pt" style:font-size-complex="20pt"/>
    </style:style>
    <style:style style:name="T16" style:family="text">
      <style:text-properties style:text-position="sub 58%" style:font-name="Courier New" fo:font-size="20pt" style:font-size-asian="20pt" style:font-size-complex="20pt"/>
    </style:style>
    <style:style style:name="T17" style:family="text">
      <style:text-properties fo:font-size="36pt" style:font-size-asian="36pt" style:font-size-complex="36pt"/>
    </style:style>
    <style:style style:name="T18" style:family="text">
      <style:text-properties style:text-position="sub 58%"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9. </text:span><text:span text:style-name="T1">アンサンブル学習</text:span></text:p>
          </draw:text-box>
        </draw:frame>
        <draw:frame presentation:style-name="pr2" draw:layer="layout" svg:width="25.599cm" svg:height="15.161cm" svg:x="1.4cm" svg:y="4.614cm" presentation:class="outline" presentation:user-transformed="true">
          <draw:text-box>
            <text:list text:style-name="L2">
              <text:list-item>
                <text:p>アンサンブル学習とは</text:p>
                <text:list>
                  <text:list-item>
                    <text:p>分類器を複数組み合わせ、それらの結果を統合することで個々の分類器よりも性能を向上させる方法</text:p>
                  </text:list-item>
                </text:list>
              </text:list-item>
              <text:list-item>
                <text:p text:style-name="P2">アイディア</text:p>
                <text:list>
                  <text:list-item>
                    <text:p text:style-name="P3">訓練例集合から全く独立に<text:span text:style-name="T2">L</text:span>個の分類器(誤り率<text:span text:style-name="T2">ε</text:span>, 誤りは独立)を作成</text:p>
                    <text:p>→ m個の分類器が誤る確率は二項分布<text:line-break/>→ 　　　　のとき、　　　　となるBは小さい値</text:p>
                  </text:list-item>
                </text:list>
              </text:list-item>
            </text:list>
          </draw:text-box>
        </draw:frame>
        <draw:frame draw:style-name="gr1" draw:text-style-name="P4" draw:layer="layout" svg:width="4.211cm" svg:height="0.977cm" svg:x="21.3cm" svg:y="15.6cm">
          <draw:image xlink:href="Pictures/10000000000001660000005319C37108.png" xlink:type="simple" xlink:show="embed" xlink:actuate="onLoad">
            <text:p/>
          </draw:image>
          <svg:title>TexMaths</svg:title>
          <svg:desc>28§display§B(m; \epsilon, L)§png§600§FALSE§</svg:desc>
        </draw:frame>
        <draw:frame draw:style-name="gr1" draw:text-style-name="P4" draw:layer="layout" svg:width="2.881cm" svg:height="0.683cm" svg:x="5.345cm" svg:y="17.107cm">
          <draw:image xlink:href="Pictures/10000000000000F50000003A1AD56D66.png" xlink:type="simple" xlink:show="embed" xlink:actuate="onLoad">
            <text:p/>
          </draw:image>
          <svg:title>TexMaths</svg:title>
          <svg:desc>28§display§\epsilon &lt; 0.5§png§600§FALSE§</svg:desc>
        </draw:frame>
        <draw:frame draw:style-name="gr1" draw:text-style-name="P4" draw:layer="layout" svg:width="3.752cm" svg:height="0.988cm" svg:x="12.748cm" svg:y="17.012cm">
          <draw:image xlink:href="Pictures/100000000000013F00000054A3DD9665.png" xlink:type="simple" xlink:show="embed" xlink:actuate="onLoad">
            <text:p/>
          </draw:image>
          <svg:title>TexMaths</svg:title>
          <svg:desc>28§display§m &gt; L/2§png§600§FALSE§</svg:desc>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3" draw:text-style-name="P4" draw:layer="layout" svg:width="23.94cm" svg:height="18.04cm" svg:x="2cm" svg:y="2.63cm">
          <draw:image xlink:href="Pictures/1000000000000262000001CCFAE41573.png" xlink:type="simple" xlink:show="embed" xlink:actuate="onLoad">
            <text:p/>
          </draw:image>
        </draw:frame>
        <draw:custom-shape draw:style-name="gr4" draw:text-style-name="P6" draw:layer="layout" svg:width="1cm" svg:height="1cm" svg:x="22.5cm" svg:y="18.7cm">
          <text:p/>
          <draw:enhanced-geometry svg:viewBox="0 0 21600 21600" draw:type="rectangle" draw:enhanced-path="M 0 0 L 21600 0 21600 21600 0 21600 0 0 Z N"/>
        </draw:custom-shape>
        <draw:custom-shape draw:style-name="gr5" draw:text-style-name="P4" draw:layer="layout" svg:width="8.3cm" svg:height="2cm" svg:x="13.7cm" svg:y="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4" draw:layer="layout" svg:x1="18cm" svg:y1="15.3cm" svg:x2="17.5cm" svg:y2="17.3cm">
          <text:p/>
        </draw:line>
        <draw:frame draw:style-name="gr7" draw:text-style-name="P8" draw:layer="layout" svg:width="5.582cm" svg:height="2.157cm" svg:x="15.5cm" svg:y="13.8cm">
          <draw:text-box>
            <text:p text:style-name="P7"><text:span text:style-name="T3">過半数（≧</text:span><text:span text:style-name="T3">6</text:span><text:span text:style-name="T3">）の</text:span></text:p>
            <text:p text:style-name="P7"><text:span text:style-name="T3">識別器が誤る場合</text:span></text:p>
          </draw:text-box>
        </draw:frame>
        <draw:frame draw:style-name="gr8" draw:text-style-name="P10" draw:layer="layout" svg:width="1.031cm" svg:height="0.963cm" svg:x="22.5cm" svg:y="18.8cm">
          <draw:text-box>
            <text:p text:style-name="P9"><text:span text:style-name="T4">m</text:span></text:p>
          </draw:text-box>
        </draw:frame>
        <draw:frame presentation:style-name="pr4" draw:text-style-name="P1" draw:layer="layout" svg:width="25.199cm" svg:height="2.843cm" svg:x="1.4cm" svg:y="0.7cm" presentation:class="title" presentation:user-transformed="true">
          <draw:text-box>
            <text:p><text:span text:style-name="T1">9.1 </text:span><text:span text:style-name="T1">なぜ性能が向上するのか</text:span></text:p>
          </draw:text-box>
        </draw:frame>
        <draw:frame draw:style-name="gr9" draw:text-style-name="P12" draw:layer="layout" svg:width="8.5cm" svg:height="4.907cm" svg:x="18.5cm" svg:y="4.3cm">
          <draw:text-box>
            <text:p text:style-name="P11"><text:span text:style-name="T5">誤り率</text:span><text:span text:style-name="T5">20%</text:span><text:span text:style-name="T5">の分類器</text:span></text:p>
            <text:p text:style-name="P11"><text:span text:style-name="T5">11</text:span><text:span text:style-name="T5">個で多数決統合を</text:span></text:p>
            <text:p text:style-name="P11"><text:span text:style-name="T5">行ったとき、</text:span><text:span text:style-name="T5">6</text:span><text:span text:style-name="T5">個以上</text:span></text:p>
            <text:p text:style-name="P11"><text:span text:style-name="T5">が間違う確率は</text:span><text:span text:style-name="T6">1.2%</text:span></text:p>
          </draw:text-box>
        </draw:frame>
        <draw:frame draw:style-name="gr1" draw:text-style-name="P4" draw:layer="layout" svg:width="2.46cm" svg:height="1.572cm" svg:x="15cm" svg:y="10.8cm">
          <draw:image xlink:href="Pictures/10000000000000F40000009C2C3E5BA2.png" xlink:type="simple" xlink:show="embed" xlink:actuate="onLoad">
            <text:p/>
          </draw:image>
          <svg:title>TexMaths</svg:title>
          <svg:desc>24§latex§\noindent
\epsilon=0.2\\
L=11§png§600§FALSE§</svg:desc>
        </draw:frame>
        <draw:frame draw:style-name="gr1" draw:text-style-name="P4" draw:layer="layout" svg:width="11.51cm" svg:height="0.967cm" svg:x="14.795cm" svg:y="9.634cm">
          <draw:image xlink:href="Pictures/10000000000004760000006085BCB609.png" xlink:type="simple" xlink:show="embed" xlink:actuate="onLoad">
            <text:p/>
          </draw:image>
          <svg:title>TexMaths</svg:title>
          <svg:desc>24§display§B(m; \epsilon, L) = {}_L C_m \epsilon^m (1-\epsilon)^{L-m}§png§600§FALSE§</svg:desc>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text-style-name="P1" draw:layer="layout" svg:width="25.199cm" svg:height="2.663cm" svg:x="1.4cm" svg:y="0.837cm" presentation:class="title" presentation:user-transformed="true">
          <draw:text-box>
            <text:p><text:span text:style-name="T1">9.2 </text:span><text:span text:style-name="T1">バギング</text:span></text:p>
          </draw:text-box>
        </draw:frame>
        <draw:custom-shape draw:style-name="gr10" draw:text-style-name="P14" draw:layer="layout" svg:width="3.905cm" svg:height="4.067cm" svg:x="1.27cm" svg:y="10.09cm">
          <text:p text:style-name="P13"><text:span text:style-name="T3">学習データ</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4" draw:layer="layout" svg:x1="5.175cm" svg:y1="12.268cm" svg:x2="7.275cm" svg:y2="8.195cm">
          <text:p/>
        </draw:line>
        <draw:line draw:style-name="gr11" draw:text-style-name="P4" draw:layer="layout" svg:x1="5.175cm" svg:y1="12.268cm" svg:x2="7.443cm" svg:y2="16.131cm">
          <text:p/>
        </draw:line>
        <draw:line draw:style-name="gr11" draw:text-style-name="P4" draw:layer="layout" svg:x1="5.175cm" svg:y1="12.268cm" svg:x2="7.443cm" svg:y2="12.267cm">
          <text:p/>
        </draw:line>
        <draw:custom-shape draw:style-name="gr10" draw:text-style-name="P16" draw:layer="layout" svg:width="3.905cm" svg:height="4.067cm" svg:x="7.486cm" svg:y="5.434cm">
          <text:p text:style-name="P15"><text:span text:style-name="T4">データ</text:span><text:span text:style-name="T4">1</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 draw:text-style-name="P8" draw:layer="layout" svg:width="3.042cm" svg:height="1.204cm" svg:x="3.789cm" svg:y="8.194cm">
          <draw:text-box>
            <text:p text:style-name="P7"><text:span text:style-name="T3">復元抽出</text:span></text:p>
          </draw:text-box>
        </draw:frame>
        <draw:custom-shape draw:style-name="gr10" draw:text-style-name="P16" draw:layer="layout" svg:width="3.905cm" svg:height="4.067cm" svg:x="7.487cm" svg:y="9.735cm">
          <text:p text:style-name="P15"><text:span text:style-name="T4">データ</text:span><text:span text:style-name="T4">2</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6" draw:layer="layout" svg:width="3.905cm" svg:height="4.067cm" svg:x="7.487cm" svg:y="15.035cm">
          <text:p text:style-name="P15"><text:span text:style-name="T4">データ</text:span><text:span text:style-name="T4">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7" draw:layer="layout" svg:width="4.199cm" svg:height="2.226cm" svg:x="13.367cm" svg:y="6.53cm">
          <text:p text:style-name="P15"><text:span text:style-name="T7">識別器</text:span><text:span text:style-name="T7">1</text:span></text:p>
          <draw:enhanced-geometry svg:viewBox="0 0 21600 21600" draw:type="rectangle" draw:enhanced-path="M 0 0 L 21600 0 21600 21600 0 21600 0 0 Z N"/>
        </draw:custom-shape>
        <draw:line draw:style-name="gr14" draw:text-style-name="P4" draw:layer="layout" svg:x1="22.386cm" svg:y1="11.817cm" svg:x2="23.897cm" svg:y2="11.809cm">
          <text:p/>
        </draw:line>
        <draw:custom-shape draw:style-name="gr13" draw:text-style-name="P17" draw:layer="layout" svg:width="4.199cm" svg:height="2.226cm" svg:x="13.317cm" svg:y="10.334cm">
          <text:p text:style-name="P15"><text:span text:style-name="T7">識別器</text:span><text:span text:style-name="T7">2</text:span></text:p>
          <draw:enhanced-geometry svg:viewBox="0 0 21600 21600" draw:type="rectangle" draw:enhanced-path="M 0 0 L 21600 0 21600 21600 0 21600 0 0 Z N"/>
        </draw:custom-shape>
        <draw:line draw:style-name="gr14" draw:text-style-name="P4" draw:layer="layout" svg:x1="17.627cm" svg:y1="7.599cm" svg:x2="20.524cm" svg:y2="7.599cm">
          <text:p/>
        </draw:line>
        <draw:custom-shape draw:style-name="gr13" draw:text-style-name="P17" draw:layer="layout" svg:width="4.199cm" svg:height="2.226cm" svg:x="13.403cm" svg:y="14.737cm">
          <text:p text:style-name="P15"><text:span text:style-name="T7">識別器</text:span><text:span text:style-name="T7">L</text:span></text:p>
          <draw:enhanced-geometry svg:viewBox="0 0 21600 21600" draw:type="rectangle" draw:enhanced-path="M 0 0 L 21600 0 21600 21600 0 21600 0 0 Z N"/>
        </draw:custom-shape>
        <draw:frame draw:style-name="gr15" draw:text-style-name="P8" draw:layer="layout" svg:width="1.772cm" svg:height="1.204cm" svg:x="18.463cm" svg:y="10.428cm">
          <draw:text-box>
            <text:p text:style-name="P7"><text:span text:style-name="T3">結果</text:span></text:p>
          </draw:text-box>
        </draw:frame>
        <draw:frame draw:style-name="gr15" draw:text-style-name="P8" draw:layer="layout" svg:width="1.772cm" svg:height="1.204cm" svg:x="18.355cm" svg:y="6.547cm">
          <draw:text-box>
            <text:p text:style-name="P7"><text:span text:style-name="T3">結果</text:span></text:p>
          </draw:text-box>
        </draw:frame>
        <draw:frame draw:style-name="gr15" draw:text-style-name="P8" draw:layer="layout" svg:width="1.772cm" svg:height="1.204cm" svg:x="18.402cm" svg:y="14.737cm">
          <draw:text-box>
            <text:p text:style-name="P7"><text:span text:style-name="T3">結果</text:span></text:p>
          </draw:text-box>
        </draw:frame>
        <draw:custom-shape draw:style-name="gr16" draw:text-style-name="P18" draw:layer="layout" svg:width="1.862cm" svg:height="9.981cm" svg:x="20.524cm" svg:y="6.7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3.042cm" svg:height="1.204cm" svg:x="23.895cm" svg:y="11.434cm">
          <draw:text-box>
            <text:p text:style-name="P7"><text:span text:style-name="T3">識別結果</text:span></text:p>
          </draw:text-box>
        </draw:frame>
        <draw:line draw:style-name="gr14" draw:text-style-name="P4" draw:layer="layout" svg:x1="17.516cm" svg:y1="11.486cm" svg:x2="20.524cm" svg:y2="11.486cm">
          <text:p/>
        </draw:line>
        <draw:line draw:style-name="gr14" draw:text-style-name="P4" draw:layer="layout" svg:x1="17.602cm" svg:y1="15.889cm" svg:x2="20.524cm" svg:y2="15.889cm">
          <text:p/>
        </draw:line>
        <draw:frame draw:style-name="gr17" draw:text-style-name="P20" draw:layer="layout" svg:width="1.479cm" svg:height="2.157cm" svg:x="20.597cm" svg:y="10.297cm">
          <draw:text-box>
            <text:p text:style-name="P19"><text:span text:style-name="T3">多数決</text:span></text:p>
          </draw:text-box>
        </draw:frame>
        <draw:line draw:style-name="gr11" draw:text-style-name="P4" draw:layer="layout" svg:x1="11.391cm" svg:y1="7.683cm" svg:x2="13.367cm" svg:y2="7.683cm">
          <text:p/>
        </draw:line>
        <draw:line draw:style-name="gr11" draw:text-style-name="P4" draw:layer="layout" svg:x1="11.391cm" svg:y1="11.555cm" svg:x2="13.367cm" svg:y2="11.555cm">
          <text:p/>
        </draw:line>
        <draw:line draw:style-name="gr11" draw:text-style-name="P4" draw:layer="layout" svg:x1="11.391cm" svg:y1="16.435cm" svg:x2="13.367cm" svg:y2="16.435cm">
          <text:p/>
        </draw:line>
        <draw:custom-shape draw:style-name="gr18" draw:text-style-name="P4" draw:layer="layout" svg:width="17.135cm" svg:height="14.195cm" svg:x="0.954cm" svg:y="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1" draw:layer="layout" svg:width="2.897cm" svg:height="1.302cm" svg:x="2.603cm" svg:y="4.5cm">
          <text:p text:style-name="P13"><text:span text:style-name="T8">学習</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8" draw:layer="layout" svg:width="3.957cm" svg:height="1.204cm" svg:x="10.943cm" svg:y="3.366cm">
          <draw:text-box>
            <text:p text:style-name="P7"><text:span text:style-name="T3">未知データ</text:span></text:p>
          </draw:text-box>
        </draw:frame>
        <draw:line draw:style-name="gr21" draw:text-style-name="P4" draw:layer="layout" svg:x1="12.419cm" svg:y1="4.47cm" svg:x2="12.419cm" svg:y2="15.325cm">
          <text:p/>
        </draw:line>
        <draw:line draw:style-name="gr14" draw:text-style-name="P4" draw:layer="layout" svg:x1="12.419cm" svg:y1="15.325cm" svg:x2="13.403cm" svg:y2="15.325cm">
          <text:p/>
        </draw:line>
        <draw:line draw:style-name="gr14" draw:text-style-name="P4" draw:layer="layout" svg:x1="12.419cm" svg:y1="10.635cm" svg:x2="13.403cm" svg:y2="10.635cm">
          <text:p/>
        </draw:line>
        <draw:line draw:style-name="gr14" draw:text-style-name="P4" draw:layer="layout" svg:x1="12.419cm" svg:y1="6.93cm" svg:x2="13.403cm" svg:y2="6.93cm">
          <text:p/>
        </draw:line>
        <draw:frame draw:style-name="gr22" draw:text-style-name="P23" draw:layer="layout" svg:width="0.925cm" svg:height="1.451cm" svg:x="9cm" svg:y="13.849cm">
          <draw:text-box>
            <text:p text:style-name="P22"><text:span text:style-name="T9">・</text:span></text:p>
            <text:p text:style-name="P22"><text:span text:style-name="T9">・</text:span></text:p>
            <text:p text:style-name="P22"><text:span text:style-name="T9">・</text:span></text:p>
          </draw:text-box>
        </draw:frame>
        <draw:frame draw:style-name="gr22" draw:text-style-name="P23" draw:layer="layout" svg:width="0.925cm" svg:height="1.451cm" svg:x="14.901cm" svg:y="12.85cm">
          <draw:text-box>
            <text:p text:style-name="P22"><text:span text:style-name="T9">・</text:span></text:p>
            <text:p text:style-name="P22"><text:span text:style-name="T9">・</text:span></text:p>
            <text:p text:style-name="P22"><text:span text:style-name="T9">・</text:span></text:p>
          </draw:text-box>
        </draw:frame>
        <presentation:notes draw:style-name="dp2">
          <draw:page-thumbnail draw:style-name="gr2"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9.2 </text:span><text:span text:style-name="T1">バギング</text:span></text:p>
          </draw:text-box>
        </draw:frame>
        <draw:frame presentation:style-name="pr7" draw:text-style-name="P24" draw:layer="layout" svg:width="25.199cm" svg:height="15.414cm" svg:x="1.5cm" svg:y="3.6cm" presentation:class="outline" presentation:user-transformed="true">
          <draw:text-box>
            <text:list text:style-name="L2">
              <text:list-item>
                <text:p text:style-name="P24">特徴</text:p>
                <text:list>
                  <text:list-item>
                    <text:p text:style-name="P25">訓練例から復元抽出することで、元のデータと同じサイズの独立なデータ集合を作成する。</text:p>
                  </text:list-item>
                  <text:list-item>
                    <text:p text:style-name="P24">各々のデータ対して同じアルゴリズムで分類器を作成する</text:p>
                    <text:list>
                      <text:list-item>
                        <text:p text:style-name="P24">アルゴリズムは不安定(学習データの違いに敏感)な方がよい</text:p>
                        <text:p text:style-name="P24">例) 枝刈りをしない決定木</text:p>
                      </text:list-item>
                    </text:list>
                  </text:list-item>
                  <text:list-item>
                    <text:p text:style-name="P24">結果の統合は多数決</text:p>
                  </text:list-item>
                </text:list>
              </text:list-item>
            </text:list>
          </draw:text-box>
        </draw:frame>
        <draw:frame draw:style-name="gr23" draw:text-style-name="P10" draw:layer="layout" svg:width="13.428cm" svg:height="1.204cm" svg:x="4.06cm" svg:y="8.821cm">
          <draw:text-box>
            <text:p text:style-name="P9"><text:span text:style-name="T4">n</text:span><text:span text:style-name="T4">回行って、あるデータが抽出されない確率</text:span><text:span text:style-name="T4">:</text:span></text:p>
          </draw:text-box>
        </draw:frame>
        <draw:frame draw:style-name="gr1" draw:text-style-name="P4" draw:layer="layout" svg:width="2.847cm" svg:height="1.562cm" svg:x="17.5cm" svg:y="8.5cm">
          <draw:image xlink:href="Pictures/1000000000000134000000A94DF7B744.png" xlink:type="simple" xlink:show="embed" xlink:actuate="onLoad">
            <text:p/>
          </draw:image>
          <svg:title>TexMaths</svg:title>
          <svg:desc>22§display§(1-\frac{1}{n})^n§png§600§FALSE§</svg:desc>
        </draw:frame>
        <draw:custom-shape draw:style-name="gr24" draw:text-style-name="P26" draw:layer="layout" svg:width="4.5cm" svg:height="2cm" svg:x="21.8cm" svg:y="7.6cm">
          <text:p text:style-name="P15"><text:span text:style-name="T4">n→∞</text:span><text:span text:style-name="T4">で</text:span></text:p>
          <text:p text:style-name="P15"><text:span text:style-name="T4">約</text:span><text:span text:style-name="T4">0.368</text:span></text:p>
          <draw:enhanced-geometry svg:viewBox="0 0 21600 21600" draw:text-areas="800 800 20800 20800" draw:type="round-rectangular-callout" draw:modifiers="-4549.38902466119 17767.916041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1" draw:layer="layout" svg:width="25.199cm" svg:height="2.506cm" svg:x="1.301cm" svg:y="0.994cm" presentation:class="title" presentation:user-transformed="true">
          <draw:text-box>
            <text:p><text:span text:style-name="T1">9.3 </text:span><text:span text:style-name="T1">ランダムフォレスト</text:span></text:p>
          </draw:text-box>
        </draw:frame>
        <draw:frame draw:style-name="標準_5f_5" draw:layer="layout" svg:width="9.449cm" svg:height="4.953cm" svg:x="15.964cm" svg:y="3.745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column table:style-name="co5"/>
            <table:table-column table:style-name="co6"/>
            <table:table-row table:style-name="ro1" table:default-cell-style-name="ce1">
              <table:table-cell/>
              <table:table-cell>
                <text:p text:style-name="P13"><text:span text:style-name="T3">A</text:span></text:p>
              </table:table-cell>
              <table:table-cell>
                <text:p text:style-name="P13"><text:span text:style-name="T3">B</text:span></text:p>
              </table:table-cell>
              <table:table-cell>
                <text:p text:style-name="P13"><text:span text:style-name="T3">C</text:span></text:p>
              </table:table-cell>
              <table:table-cell>
                <text:p text:style-name="P13"><text:span text:style-name="T3">D</text:span></text:p>
              </table:table-cell>
              <table:table-cell>
                <text:p text:style-name="P13"><text:span text:style-name="T3">E</text:span></text:p>
              </table:table-cell>
              <table:table-cell table:style-name="ce2">
                <text:p text:style-name="P7"><text:span text:style-name="T3">class</text:span></text:p>
              </table:table-cell>
            </table:table-row>
            <table:table-row table:style-name="ro2" table:default-cell-style-name="ce2">
              <table:table-cell>
                <text:p text:style-name="P7"><text:span text:style-name="T3">1</text:span></text:p>
              </table:table-cell>
              <table:table-cell/>
              <table:table-cell/>
              <table:table-cell/>
              <table:table-cell/>
              <table:table-cell/>
              <table:table-cell/>
            </table:table-row>
            <table:table-row table:style-name="ro2" table:default-cell-style-name="ce2">
              <table:table-cell>
                <text:p text:style-name="P7"><text:span text:style-name="T3">2</text:span></text:p>
              </table:table-cell>
              <table:table-cell/>
              <table:table-cell/>
              <table:table-cell/>
              <table:table-cell/>
              <table:table-cell/>
              <table:table-cell/>
            </table:table-row>
            <table:table-row table:style-name="ro2" table:default-cell-style-name="ce2">
              <table:table-cell>
                <text:p text:style-name="P7"><text:span text:style-name="T3">3</text:span></text:p>
              </table:table-cell>
              <table:table-cell/>
              <table:table-cell/>
              <table:table-cell/>
              <table:table-cell/>
              <table:table-cell/>
              <table:table-cell/>
            </table:table-row>
            <table:table-row table:style-name="ro2" table:default-cell-style-name="ce2">
              <table:table-cell>
                <text:p text:style-name="P7"><text:span text:style-name="T3">4</text:span></text:p>
              </table:table-cell>
              <table:table-cell/>
              <table:table-cell/>
              <table:table-cell/>
              <table:table-cell/>
              <table:table-cell/>
              <table:table-cell/>
            </table:table-row>
          </table:table>
          <draw:image xlink:href="Pictures/TablePreview1.svm" xlink:type="simple" xlink:show="embed" xlink:actuate="onLoad"/>
        </draw:frame>
        <draw:frame draw:style-name="gr25" draw:text-style-name="P8" draw:layer="layout" svg:width="11.297cm" svg:height="1.204cm" svg:x="4.5cm" svg:y="16.845cm">
          <draw:text-box>
            <text:p text:style-name="P7"><text:span text:style-name="T3">葉が単一クラスになるまで（過）学習</text:span></text:p>
          </draw:text-box>
        </draw:frame>
        <draw:custom-shape draw:style-name="gr26" draw:text-style-name="P27" draw:layer="layout" svg:width="2.226cm" svg:height="1.344cm" svg:x="11.642cm" svg:y="7.64cm">
          <text:p text:style-name="P15"><text:span text:style-name="T4">B</text:span></text:p>
          <draw:enhanced-geometry svg:viewBox="0 0 21600 21600" draw:type="rectangle" draw:enhanced-path="M 0 0 L 21600 0 21600 21600 0 21600 0 0 Z N"/>
        </draw:custom-shape>
        <draw:frame draw:style-name="gr27" draw:text-style-name="P28" draw:layer="layout" svg:width="5.548cm" svg:height="3.11cm" svg:x="4.5cm" svg:y="10.412cm">
          <draw:text-box>
            <text:p text:style-name="P9"><text:span text:style-name="T10">A,D,E</text:span><text:span text:style-name="T7">から</text:span></text:p>
            <text:p text:style-name="P9"><text:span text:style-name="T7">Gain</text:span><text:span text:style-name="T7">の高いもの</text:span></text:p>
            <text:p text:style-name="P9"><text:span text:style-name="T7">を選択</text:span></text:p>
          </draw:text-box>
        </draw:frame>
        <draw:line draw:style-name="gr11" draw:text-style-name="P4" draw:layer="layout" svg:x1="12.692cm" svg:y1="8.984cm" svg:x2="9.669cm" svg:y2="13.099cm">
          <text:p/>
        </draw:line>
        <draw:line draw:style-name="gr11" draw:text-style-name="P4" draw:layer="layout" svg:x1="12.693cm" svg:y1="8.985cm" svg:x2="15.926cm" svg:y2="13.141cm">
          <text:p/>
        </draw:line>
        <draw:custom-shape draw:style-name="gr28" draw:text-style-name="P27" draw:layer="layout" svg:width="2.226cm" svg:height="1.344cm" svg:x="8.367cm" svg:y="13.099cm">
          <text:p text:style-name="P15"><text:span text:style-name="T4">A</text:span></text:p>
          <draw:enhanced-geometry svg:viewBox="0 0 21600 21600" draw:type="rectangle" draw:enhanced-path="M 0 0 L 21600 0 21600 21600 0 21600 0 0 Z N"/>
        </draw:custom-shape>
        <draw:custom-shape draw:style-name="gr26" draw:text-style-name="P27" draw:layer="layout" svg:width="2.226cm" svg:height="1.344cm" svg:x="15.17cm" svg:y="13.141cm">
          <text:p text:style-name="P15"><text:span text:style-name="T4">E</text:span></text:p>
          <draw:enhanced-geometry svg:viewBox="0 0 21600 21600" draw:type="rectangle" draw:enhanced-path="M 0 0 L 21600 0 21600 21600 0 21600 0 0 Z N"/>
        </draw:custom-shape>
        <draw:custom-shape draw:style-name="gr26" draw:text-style-name="P27" draw:layer="layout" svg:width="2.226cm" svg:height="1.344cm" svg:x="8.367cm" svg:y="13.099cm">
          <text:p text:style-name="P15"><text:span text:style-name="T4">A</text:span></text:p>
          <draw:enhanced-geometry svg:viewBox="0 0 21600 21600" draw:type="rectangle" draw:enhanced-path="M 0 0 L 21600 0 21600 21600 0 21600 0 0 Z N"/>
        </draw:custom-shape>
        <draw:frame draw:style-name="gr29" draw:text-style-name="P28" draw:layer="layout" svg:width="5.349cm" svg:height="3.11cm" svg:x="7.651cm" svg:y="5.677cm">
          <draw:text-box>
            <text:p text:style-name="P9"><text:span text:style-name="T10">A,B,E</text:span><text:span text:style-name="T7">から</text:span></text:p>
            <text:p text:style-name="P9"><text:span text:style-name="T7">Gain</text:span><text:span text:style-name="T7">の高いもの</text:span></text:p>
            <text:p text:style-name="P9"><text:span text:style-name="T7">を選択</text:span></text:p>
          </draw:text-box>
        </draw:frame>
        <draw:frame draw:style-name="gr30" draw:text-style-name="P28" draw:layer="layout" svg:width="5.574cm" svg:height="3.11cm" svg:x="17.5cm" svg:y="11cm">
          <draw:text-box>
            <text:p text:style-name="P9"><text:span text:style-name="T10">C,D,E</text:span><text:span text:style-name="T7">から</text:span></text:p>
            <text:p text:style-name="P9"><text:span text:style-name="T7">Gain</text:span><text:span text:style-name="T7">の高いもの</text:span></text:p>
            <text:p text:style-name="P9"><text:span text:style-name="T7">を選択</text:span></text:p>
          </draw:text-box>
        </draw:frame>
        <draw:line draw:style-name="gr11" draw:text-style-name="P4" draw:layer="layout" svg:x1="9.334cm" svg:y1="14.443cm" svg:x2="7.653cm" svg:y2="16.373cm">
          <text:p/>
        </draw:line>
        <draw:line draw:style-name="gr11" draw:text-style-name="P4" draw:layer="layout" svg:x1="9.335cm" svg:y1="14.443cm" svg:x2="11.012cm" svg:y2="16.375cm">
          <text:p/>
        </draw:line>
        <draw:frame draw:style-name="gr31" draw:text-style-name="P8" draw:layer="layout" svg:width="8.262cm" svg:height="1.204cm" svg:x="16.738cm" svg:y="9cm">
          <draw:text-box>
            <text:p text:style-name="P7"><text:span text:style-name="T3">復元抽出された学習データ</text:span></text:p>
          </draw:text-box>
        </draw:frame>
        <draw:custom-shape draw:style-name="gr32" draw:text-style-name="P29" draw:layer="layout" svg:width="1.26cm" svg:height="0.546cm" draw:transform="rotate (-1.0471975511966) translate (5.521cm 9.0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9" draw:layer="layout" svg:width="1.26cm" svg:height="0.546cm" draw:transform="rotate (0.785398163397448) translate (6.374cm 7.11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31" draw:layer="layout" svg:width="4.206cm" svg:height="1.047cm" svg:x="3cm" svg:y="7.5cm">
          <draw:text-box>
            <text:p text:style-name="P30"><text:span text:style-name="T11">ランダムに選択</text:span></text:p>
          </draw:text-box>
        </draw:frame>
        <draw:frame draw:style-name="gr34" draw:text-style-name="P10" draw:layer="layout" svg:width="1.205cm" svg:height="0.963cm" svg:x="10.383cm" svg:y="9.865cm">
          <draw:text-box>
            <text:p text:style-name="P9"><text:span text:style-name="T4">b1</text:span></text:p>
          </draw:text-box>
        </draw:frame>
        <draw:frame draw:style-name="gr34" draw:text-style-name="P10" draw:layer="layout" svg:width="1.205cm" svg:height="0.963cm" svg:x="13.928cm" svg:y="9.772cm">
          <draw:text-box>
            <text:p text:style-name="P9"><text:span text:style-name="T4">b2</text:span></text:p>
          </draw:text-box>
        </draw:frame>
        <draw:frame draw:style-name="gr34" draw:text-style-name="P10" draw:layer="layout" svg:width="1.205cm" svg:height="0.963cm" svg:x="7.361cm" svg:y="14.654cm">
          <draw:text-box>
            <text:p text:style-name="P9"><text:span text:style-name="T4">a1</text:span></text:p>
          </draw:text-box>
        </draw:frame>
        <draw:frame draw:style-name="gr34" draw:text-style-name="P10" draw:layer="layout" svg:width="1.205cm" svg:height="0.963cm" svg:x="10.162cm" svg:y="14.655cm">
          <draw:text-box>
            <text:p text:style-name="P9"><text:span text:style-name="T4">a2</text:span></text:p>
          </draw:text-box>
        </draw:frame>
        <presentation:notes draw:style-name="dp2">
          <draw:page-thumbnail draw:style-name="gr2"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8" draw:text-style-name="P1" draw:layer="layout" svg:width="25.199cm" svg:height="2.506cm" svg:x="1.301cm" svg:y="0.994cm" presentation:class="title" presentation:user-transformed="true">
          <draw:text-box>
            <text:p><text:span text:style-name="T1">9.3 </text:span><text:span text:style-name="T1">ランダムフォレスト</text:span></text:p>
          </draw:text-box>
        </draw:frame>
        <draw:frame presentation:style-name="pr9" draw:text-style-name="P24" draw:layer="layout" svg:width="25.199cm" svg:height="13.914cm" svg:x="1.5cm" svg:y="3.6cm" presentation:class="outline" presentation:user-transformed="true">
          <draw:text-box>
            <text:list text:style-name="L2">
              <text:list-item>
                <text:p text:style-name="P24">特徴</text:p>
                <text:list>
                  <text:list-item>
                    <text:p text:style-name="P3">バギングと同様、学習データは復元抽出</text:p>
                  </text:list-item>
                  <text:list-item>
                    <text:p text:style-name="P3">識別器作成に使用できる特徴をランダムに制限することで、各抽出データ毎に全く異なった識別器ができる</text:p>
                  </text:list-item>
                  <text:list-item>
                    <text:p text:style-name="P3">識別器は意図的に過学習させる</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presentation:style-name="pr10" draw:text-style-name="P32" draw:layer="layout" svg:width="25.199cm" svg:height="2.33cm" svg:x="1.402cm" svg:y="0.686cm" presentation:class="title" presentation:user-transformed="true">
          <draw:text-box>
            <text:p><text:span text:style-name="T12">Weka</text:span><text:span text:style-name="T12">の</text:span><text:span text:style-name="T12">RandomForest</text:span></text:p>
          </draw:text-box>
        </draw:frame>
        <draw:frame draw:style-name="gr1" draw:text-style-name="P4" draw:layer="layout" svg:width="21.166cm" svg:height="15.874cm" svg:x="3.491cm" svg:y="4.078cm">
          <draw:image xlink:href="Pictures/10000201000003200000025865A6DF03.png" xlink:type="simple" xlink:show="embed" xlink:actuate="onLoad">
            <text:p/>
          </draw:image>
        </draw:frame>
        <draw:line draw:style-name="gr35" draw:text-style-name="P4" draw:layer="layout" svg:x1="17.5cm" svg:y1="12.5cm" svg:x2="16cm" svg:y2="11.5cm">
          <text:p/>
        </draw:line>
        <draw:line draw:style-name="gr35" draw:text-style-name="P4" draw:layer="layout" svg:x1="17.5cm" svg:y1="14cm" svg:x2="16cm" svg:y2="15cm">
          <text:p/>
        </draw:line>
        <draw:frame draw:style-name="gr36" draw:text-style-name="P33" draw:layer="layout" svg:width="5.582cm" svg:height="2.157cm" svg:x="17.518cm" svg:y="12.243cm">
          <draw:text-box>
            <text:p text:style-name="P7"><text:span text:style-name="T13">異なった決定木が</text:span></text:p>
            <text:p text:style-name="P7"><text:span text:style-name="T13">学習されている</text:span></text:p>
          </draw:text-box>
        </draw:frame>
        <presentation:notes draw:style-name="dp2">
          <draw:page-thumbnail draw:style-name="gr2"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1" draw:text-style-name="P34" draw:layer="layout" svg:width="10.6cm" svg:height="2.563cm" svg:x="0.4cm" svg:y="0.337cm" presentation:class="title" presentation:user-transformed="true">
          <draw:text-box>
            <text:p><text:span text:style-name="T14">9.4 </text:span><text:span text:style-name="T14">ブースティング</text:span></text:p>
          </draw:text-box>
        </draw:frame>
        <draw:custom-shape draw:style-name="gr37" draw:text-style-name="P35" draw:layer="layout" svg:width="1.218cm" svg:height="1.218cm" svg:x="3.108cm" svg:y="4.398cm">
          <text:p text:style-name="P15"><text:span text:style-name="T15">x</text:span><text:span text:style-name="T1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1.218cm" svg:height="1.218cm" svg:x="3.108cm" svg:y="6.498cm">
          <text:p text:style-name="P15"><text:span text:style-name="T15">x</text:span><text:span text:style-name="T1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1.218cm" svg:height="1.218cm" svg:x="3.108cm" svg:y="8.698cm">
          <text:p text:style-name="P15"><text:span text:style-name="T15">x</text:span><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1.218cm" svg:height="1.218cm" svg:x="3.108cm" svg:y="13.498cm">
          <text:p text:style-name="P15"><text:span text:style-name="T15">x</text:span><text:span text:style-name="T16">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0.756cm" svg:height="10.541cm" svg:x="4.83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7" draw:layer="layout" svg:width="3.335cm" svg:height="2.226cm" svg:x="5.946cm" svg:y="8.317cm">
          <text:p text:style-name="P15"><text:span text:style-name="T7">識別器</text:span><text:span text:style-name="T7">1</text:span></text:p>
          <draw:enhanced-geometry svg:viewBox="0 0 21600 21600" draw:type="rectangle" draw:enhanced-path="M 0 0 L 21600 0 21600 21600 0 21600 0 0 Z N"/>
        </draw:custom-shape>
        <draw:custom-shape draw:style-name="gr40" draw:text-style-name="P36" draw:layer="layout" svg:width="0.714cm" svg:height="1.302cm" svg:x="9.659cm" svg:y="8.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38" draw:layer="layout" svg:width="1.966cm" svg:height="1.306cm" svg:x="3.158cm" svg:y="10.907cm">
          <draw:text-box>
            <text:p text:style-name="P37"><text:span text:style-name="T17">...</text:span></text:p>
          </draw:text-box>
        </draw:frame>
        <draw:custom-shape draw:style-name="gr42" draw:text-style-name="P35" draw:layer="layout" svg:width="1.844cm" svg:height="1.68cm" svg:x="10.883cm" svg:y="4.198cm">
          <text:p text:style-name="P15"><text:span text:style-name="T15">x</text:span><text:span text:style-name="T1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1.218cm" svg:height="1.218cm" svg:x="11.209cm" svg:y="6.498cm">
          <text:p text:style-name="P15"><text:span text:style-name="T15">x</text:span><text:span text:style-name="T1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5" draw:layer="layout" svg:width="1.886cm" svg:height="1.747cm" svg:x="10.941cm" svg:y="8.698cm">
          <text:p text:style-name="P15"><text:span text:style-name="T15">x</text:span><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1.218cm" svg:height="1.218cm" svg:x="11.209cm" svg:y="13.498cm">
          <text:p text:style-name="P15"><text:span text:style-name="T15">x</text:span><text:span text:style-name="T16">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0.756cm" svg:height="10.541cm" svg:x="12.931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7" draw:layer="layout" svg:width="3.335cm" svg:height="2.226cm" svg:x="14.047cm" svg:y="8.317cm">
          <text:p text:style-name="P15"><text:span text:style-name="T7">識別器</text:span><text:span text:style-name="T7">2</text:span></text:p>
          <draw:enhanced-geometry svg:viewBox="0 0 21600 21600" draw:type="rectangle" draw:enhanced-path="M 0 0 L 21600 0 21600 21600 0 21600 0 0 Z N"/>
        </draw:custom-shape>
        <draw:frame draw:style-name="gr41" draw:text-style-name="P38" draw:layer="layout" svg:width="1.966cm" svg:height="1.306cm" svg:x="11.259cm" svg:y="10.907cm">
          <draw:text-box>
            <text:p text:style-name="P37"><text:span text:style-name="T17">...</text:span></text:p>
          </draw:text-box>
        </draw:frame>
        <draw:custom-shape draw:style-name="gr44" draw:text-style-name="P35" draw:layer="layout" svg:width="2.527cm" svg:height="2.216cm" svg:x="18.401cm" svg:y="4.098cm">
          <text:p text:style-name="P15"><text:span text:style-name="T15">x</text:span><text:span text:style-name="T1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1.218cm" svg:height="1.218cm" svg:x="19.11cm" svg:y="6.498cm">
          <text:p text:style-name="P15"><text:span text:style-name="T15">x</text:span><text:span text:style-name="T1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5" draw:layer="layout" svg:width="1.335cm" svg:height="1.327cm" svg:x="18.993cm" svg:y="8.698cm">
          <text:p text:style-name="P15"><text:span text:style-name="T15">x</text:span><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1.218cm" svg:height="1.218cm" svg:x="19.11cm" svg:y="13.498cm">
          <text:p text:style-name="P15"><text:span text:style-name="T15">x</text:span><text:span text:style-name="T16">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0.756cm" svg:height="10.541cm" svg:x="20.832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7" draw:layer="layout" svg:width="3.335cm" svg:height="2.226cm" svg:x="21.948cm" svg:y="8.317cm">
          <text:p text:style-name="P15"><text:span text:style-name="T7">識別器</text:span><text:span text:style-name="T7">L</text:span></text:p>
          <draw:enhanced-geometry svg:viewBox="0 0 21600 21600" draw:type="rectangle" draw:enhanced-path="M 0 0 L 21600 0 21600 21600 0 21600 0 0 Z N"/>
        </draw:custom-shape>
        <draw:frame draw:style-name="gr41" draw:text-style-name="P38" draw:layer="layout" svg:width="1.966cm" svg:height="1.306cm" svg:x="19.16cm" svg:y="10.907cm">
          <draw:text-box>
            <text:p text:style-name="P37"><text:span text:style-name="T17">...</text:span></text:p>
          </draw:text-box>
        </draw:frame>
        <draw:custom-shape draw:style-name="gr40" draw:text-style-name="P36" draw:layer="layout" svg:width="0.714cm" svg:height="1.302cm" svg:x="17.681cm" svg:y="8.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4" draw:text-style-name="P4" draw:layer="layout" svg:x1="7.559cm" svg:y1="10.543cm" svg:x2="7.559cm" svg:y2="16.927cm">
          <text:p/>
        </draw:line>
        <draw:custom-shape draw:style-name="gr46" draw:text-style-name="P4" draw:layer="layout" svg:width="23.559cm" svg:height="11.801cm" svg:x="2.059cm" svg:y="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1" draw:layer="layout" svg:width="2.897cm" svg:height="1.302cm" svg:x="3.103cm" svg:y="2.698cm">
          <text:p text:style-name="P13"><text:span text:style-name="T8">学習</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4" draw:layer="layout" svg:x1="15.79cm" svg:y1="10.543cm" svg:x2="15.79cm" svg:y2="16.927cm">
          <text:p/>
        </draw:line>
        <draw:line draw:style-name="gr14" draw:text-style-name="P4" draw:layer="layout" svg:x1="23.769cm" svg:y1="10.543cm" svg:x2="23.769cm" svg:y2="16.927cm">
          <text:p/>
        </draw:line>
        <draw:line draw:style-name="gr21" draw:text-style-name="P4" draw:layer="layout" svg:x1="7.559cm" svg:y1="2.752cm" svg:x2="23.769cm" svg:y2="2.752cm">
          <text:p/>
        </draw:line>
        <draw:frame draw:style-name="gr48" draw:text-style-name="P10" draw:layer="layout" svg:width="1.311cm" svg:height="1.368cm" svg:x="7.559cm" svg:y="12.705cm">
          <draw:text-box>
            <text:p text:style-name="P9"><text:span text:style-name="T5">w</text:span><text:span text:style-name="T18">1</text:span></text:p>
          </draw:text-box>
        </draw:frame>
        <draw:frame draw:style-name="gr48" draw:text-style-name="P10" draw:layer="layout" svg:width="1.311cm" svg:height="1.368cm" svg:x="15.79cm" svg:y="12.663cm">
          <draw:text-box>
            <text:p text:style-name="P9"><text:span text:style-name="T5">w</text:span><text:span text:style-name="T18">2</text:span></text:p>
          </draw:text-box>
        </draw:frame>
        <draw:frame draw:style-name="gr48" draw:text-style-name="P10" draw:layer="layout" svg:width="1.311cm" svg:height="1.368cm" svg:x="24.022cm" svg:y="12.663cm">
          <draw:text-box>
            <text:p text:style-name="P9"><text:span text:style-name="T5">w</text:span><text:span text:style-name="T18">L</text:span></text:p>
          </draw:text-box>
        </draw:frame>
        <draw:line draw:style-name="gr14" draw:text-style-name="P4" draw:layer="layout" svg:x1="23.769cm" svg:y1="2.752cm" svg:x2="23.769cm" svg:y2="8.317cm">
          <text:p/>
        </draw:line>
        <draw:line draw:style-name="gr14" draw:text-style-name="P4" draw:layer="layout" svg:x1="15.769cm" svg:y1="2.753cm" svg:x2="15.769cm" svg:y2="8.318cm">
          <text:p/>
        </draw:line>
        <draw:line draw:style-name="gr14" draw:text-style-name="P4" draw:layer="layout" svg:x1="7.569cm" svg:y1="2.754cm" svg:x2="7.569cm" svg:y2="8.319cm">
          <text:p/>
        </draw:line>
        <draw:line draw:style-name="gr14" draw:text-style-name="P4" draw:layer="layout" svg:x1="14.971cm" svg:y1="1.511cm" svg:x2="14.971cm" svg:y2="2.752cm">
          <text:p/>
        </draw:line>
        <draw:line draw:style-name="gr14" draw:text-style-name="P4" draw:layer="layout" svg:x1="15.087cm" svg:y1="18.327cm" svg:x2="15.087cm" svg:y2="19.568cm">
          <text:p/>
        </draw:line>
        <draw:frame draw:style-name="gr49" draw:text-style-name="P8" draw:layer="layout" svg:width="4.177cm" svg:height="1.204cm" svg:x="13.323cm" svg:y="0.524cm">
          <draw:text-box>
            <text:p text:style-name="P7"><text:span text:style-name="T3">未知データ</text:span></text:p>
          </draw:text-box>
        </draw:frame>
        <draw:frame draw:style-name="gr50" draw:text-style-name="P8" draw:layer="layout" svg:width="3.042cm" svg:height="1.204cm" svg:x="13.618cm" svg:y="19.62cm">
          <draw:text-box>
            <text:p text:style-name="P7"><text:span text:style-name="T3">識別結果</text:span></text:p>
          </draw:text-box>
        </draw:frame>
        <draw:custom-shape draw:style-name="gr51" draw:text-style-name="P18" draw:layer="layout" svg:width="18.562cm" svg:height="1.386cm" svg:x="6.552cm" svg:y="16.951cm">
          <text:p text:style-name="P13"><text:span text:style-name="T3">重み付き投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9.4 </text:span><text:span text:style-name="T1">ブースティング</text:span></text:p>
          </draw:text-box>
        </draw:frame>
        <draw:frame presentation:style-name="pr12" draw:text-style-name="P39" draw:layer="layout" svg:width="25.199cm" svg:height="12.18cm" svg:x="1.301cm" svg:y="4.5cm" presentation:class="outline" presentation:user-transformed="true">
          <draw:text-box>
            <text:list text:style-name="L2">
              <text:list-item>
                <text:p text:style-name="P39">特徴</text:p>
                <text:list>
                  <text:list-item>
                    <text:p text:style-name="P39">逐次的に相補的な分類器を作成</text:p>
                  </text:list-item>
                  <text:list-item>
                    <text:p text:style-name="P39">以前の分類器が誤った事例に重みを付けて次の分類器を学習</text:p>
                  </text:list-item>
                  <text:list-item>
                    <text:p text:style-name="P39">学習アルゴリズムが重みに対応していない場合は、重みに比例した数を復元抽出</text:p>
                  </text:list-item>
                  <text:list-item>
                    <text:p text:style-name="P39">結果は分類器に対する重み付き投票</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5" style:display-name="標準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 style:display-name="標準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_5f_1" style:display-name="標準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_5f_1" style:display-name="標準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M7S</meta:editing-duration>
    <meta:editing-cycles>3</meta:editing-cycles>
    <meta:generator>LibreOffice/4.4.5.2$Windows_x86 LibreOffice_project/a22f674fd25a3b6f45bdebf25400ed2adff0ff99</meta:generator>
    <dc:date>2015-08-28T13:38:24.694000000</dc:date>
    <meta:document-statistic meta:object-count="165"/>
  </office:meta>
</office:document-meta>
</file>